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/>
          <table:table-cell table:style-name="ce26"/>
          <table:table-cell table:style-name="ce26" table:formula="of:=SUM([.B3:.F3])" office:value-type="float" office:value="37800" calcext:value-type="float">
            <text:p>37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0:.F30])" office:value-type="float" office:value="893.833333333333" calcext:value-type="float">
            <text:p>893.8333333333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1585.13768115942" calcext:value-type="float">
            <text:p>1585.1376811594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36908.3333333333" calcext:value-type="float">
            <text:p>36908.3333333333</text:p>
          </table:table-cell>
          <table:table-cell table:style-name="ce45"/>
          <table:table-cell table:formula="of:=SUM([.J4:.J29])" office:value-type="float" office:value="122100" calcext:value-type="float">
            <text:p>122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6:17:14.503999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8T16:18:11.217106534</dc:date>
    <meta:editing-duration>P13DT4H14M54S</meta:editing-duration>
    <meta:editing-cycles>3644</meta:editing-cycles>
    <meta:generator>LibreOffice/4.2.8.2$Linux_X86_64 LibreOffice_project/420m0$Build-2</meta:generator>
    <meta:document-statistic meta:table-count="23" meta:cell-count="10830" meta:object-count="0"/>
  </office:meta>
</office:document-meta>
</file>